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50.45mm"/>
    </style:style>
    <style:style style:name="co3" style:family="table-column">
      <style:table-column-properties fo:break-before="auto" style:column-width="39.83mm"/>
    </style:style>
    <style:style style:name="co4" style:family="table-column">
      <style:table-column-properties fo:break-before="auto" style:column-width="59.0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Crate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DREAM Channel</text:p>
          </table:table-cell>
          <table:table-cell table:style-name="ce1" office:value-type="string" calcext:value-type="string">
            <text:p>Superlayer (inner = 0)</text:p>
          </table:table-cell>
          <table:table-cell table:style-name="ce1" office:value-type="string" calcext:value-type="string">
            <text:p>Layer (inner = 0)</text:p>
          </table:table-cell>
          <table:table-cell table:style-name="ce1" office:value-type="string" calcext:value-type="string">
            <text:p>Downstream angle</text:p>
          </table:table-cell>
          <table:table-cell table:style-name="ce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AMJ1048576">
          <table:sort>
            <table:sort-by table:field-number="3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1:18:28.870838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5T15:57:43.821114695</meta:creation-date>
    <dc:date>2024-04-22T11:29:41.861611659</dc:date>
    <meta:editing-duration>PT4H15M54S</meta:editing-duration>
    <meta:editing-cycles>36</meta:editing-cycles>
    <meta:generator>LibreOffice/6.0.7.3$Linux_X86_64 LibreOffice_project/00m0$Build-3</meta:generator>
    <meta:document-statistic meta:table-count="1" meta:cell-count="3462" meta:object-count="0"/>
  </office:meta>
</office:document-meta>
</file>